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5cfea" officeooo:paragraph-rsid="0036f4c2"/>
    </style:style>
    <style:style style:name="P2" style:family="paragraph" style:parent-style-name="Standard">
      <style:text-properties fo:language="en" fo:country="US" officeooo:rsid="0015cfea" officeooo:paragraph-rsid="003f640c"/>
    </style:style>
    <style:style style:name="P3" style:family="paragraph" style:parent-style-name="Standard">
      <style:text-properties fo:language="en" fo:country="US" officeooo:rsid="0024317f" officeooo:paragraph-rsid="0015cfea"/>
    </style:style>
    <style:style style:name="P4" style:family="paragraph" style:parent-style-name="Standard">
      <style:text-properties fo:language="en" fo:country="US" officeooo:rsid="0024317f" officeooo:paragraph-rsid="0036f4c2"/>
    </style:style>
    <style:style style:name="P5" style:family="paragraph" style:parent-style-name="Standard">
      <style:text-properties fo:language="en" fo:country="US" officeooo:paragraph-rsid="003f640c"/>
    </style:style>
    <style:style style:name="P6" style:family="paragraph" style:parent-style-name="Text_20_body">
      <style:text-properties officeooo:paragraph-rsid="00364604"/>
    </style:style>
    <style:style style:name="P7" style:family="paragraph" style:parent-style-name="Text_20_body">
      <style:text-properties fo:language="en" fo:country="US" officeooo:rsid="0017f654" officeooo:paragraph-rsid="00386869"/>
    </style:style>
    <style:style style:name="P8" style:family="paragraph" style:parent-style-name="Text_20_body">
      <style:text-properties fo:language="en" fo:country="US" officeooo:rsid="0015cfea" officeooo:paragraph-rsid="0038078c"/>
    </style:style>
    <style:style style:name="P9" style:family="paragraph" style:parent-style-name="Text_20_body">
      <style:text-properties fo:language="en" fo:country="US" officeooo:rsid="002c9cfd" officeooo:paragraph-rsid="004346fe"/>
    </style:style>
    <style:style style:name="P10" style:family="paragraph" style:parent-style-name="Text_20_body">
      <style:text-properties fo:language="en" fo:country="US" officeooo:rsid="002c9cfd" officeooo:paragraph-rsid="004399d5"/>
    </style:style>
    <style:style style:name="P11" style:family="paragraph" style:parent-style-name="Text_20_body">
      <style:text-properties officeooo:paragraph-rsid="0041e361"/>
    </style:style>
    <style:style style:name="P12" style:family="paragraph" style:parent-style-name="Heading">
      <style:text-properties fo:language="en" fo:country="US" officeooo:rsid="001c95f2"/>
    </style:style>
    <style:style style:name="P13" style:family="paragraph" style:parent-style-name="Standard">
      <style:text-properties fo:language="en" fo:country="US" officeooo:rsid="0015cfea" officeooo:paragraph-rsid="0015cfea"/>
    </style:style>
    <style:style style:name="P14" style:family="paragraph" style:parent-style-name="Standard">
      <style:text-properties fo:language="en" fo:country="US" officeooo:rsid="0015cfea" officeooo:paragraph-rsid="0049e9fa"/>
    </style:style>
    <style:style style:name="P15" style:family="paragraph" style:parent-style-name="Standard">
      <style:text-properties fo:language="en" fo:country="US" officeooo:rsid="0015cfea" officeooo:paragraph-rsid="0050c243"/>
    </style:style>
    <style:style style:name="P16" style:family="paragraph" style:parent-style-name="Standard">
      <style:text-properties fo:language="en" fo:country="US" officeooo:rsid="0015cfea" officeooo:paragraph-rsid="005b2c0a"/>
    </style:style>
    <style:style style:name="P17" style:family="paragraph" style:parent-style-name="Standard">
      <style:text-properties fo:language="en" fo:country="US" officeooo:rsid="0015cfea" officeooo:paragraph-rsid="005cdc65"/>
    </style:style>
    <style:style style:name="P18" style:family="paragraph" style:parent-style-name="Standard">
      <style:text-properties fo:language="en" fo:country="US" officeooo:rsid="0015cfea" officeooo:paragraph-rsid="005d1ac8"/>
    </style:style>
    <style:style style:name="P19" style:family="paragraph" style:parent-style-name="Standard">
      <style:text-properties fo:language="en" fo:country="US" style:text-underline-style="none" officeooo:paragraph-rsid="00528100"/>
    </style:style>
    <style:style style:name="P20" style:family="paragraph" style:parent-style-name="Standard">
      <style:text-properties fo:language="en" fo:country="US" style:text-underline-style="none" officeooo:paragraph-rsid="0059acdc"/>
    </style:style>
    <style:style style:name="P21" style:family="paragraph" style:parent-style-name="Standard">
      <style:text-properties fo:language="en" fo:country="US" officeooo:paragraph-rsid="004de447"/>
    </style:style>
    <style:style style:name="P22" style:family="paragraph" style:parent-style-name="Standard">
      <style:text-properties fo:language="en" fo:country="US" officeooo:paragraph-rsid="0059acdc"/>
    </style:style>
    <style:style style:name="P23" style:family="paragraph" style:parent-style-name="Standard">
      <style:text-properties fo:language="en" fo:country="US" officeooo:paragraph-rsid="005d1ac8"/>
    </style:style>
    <style:style style:name="P24" style:family="paragraph" style:parent-style-name="Heading_20_1">
      <style:text-properties fo:language="en" fo:country="US"/>
    </style:style>
    <style:style style:name="P25" style:family="paragraph" style:parent-style-name="Heading_20_1">
      <style:text-properties fo:language="en" fo:country="US" officeooo:paragraph-rsid="0015e793"/>
    </style:style>
    <style:style style:name="P26" style:family="paragraph" style:parent-style-name="Heading_20_1">
      <style:text-properties fo:language="en" fo:country="US" officeooo:rsid="0015cfea" officeooo:paragraph-rsid="0038078c"/>
    </style:style>
    <style:style style:name="P27" style:family="paragraph" style:parent-style-name="Heading_20_1">
      <style:text-properties fo:language="en" fo:country="US" officeooo:rsid="0017f654" officeooo:paragraph-rsid="00296c85"/>
    </style:style>
    <style:style style:name="P28" style:family="paragraph" style:parent-style-name="Heading_20_1">
      <style:text-properties fo:language="en" fo:country="US" officeooo:rsid="0017f654" officeooo:paragraph-rsid="002c9cfd"/>
    </style:style>
    <style:style style:name="P29" style:family="paragraph" style:parent-style-name="Heading_20_1">
      <style:text-properties fo:language="en" fo:country="US" officeooo:rsid="0017f654" officeooo:paragraph-rsid="002e6115"/>
    </style:style>
    <style:style style:name="P30" style:family="paragraph" style:parent-style-name="Heading_20_1">
      <style:text-properties fo:language="en" fo:country="US" officeooo:rsid="0017f654" officeooo:paragraph-rsid="00354af0"/>
    </style:style>
    <style:style style:name="T1" style:family="text">
      <style:text-properties officeooo:rsid="0015cfea"/>
    </style:style>
    <style:style style:name="T2" style:family="text">
      <style:text-properties officeooo:rsid="0015e793"/>
    </style:style>
    <style:style style:name="T3" style:family="text">
      <style:text-properties officeooo:rsid="001abf24"/>
    </style:style>
    <style:style style:name="T4" style:family="text">
      <style:text-properties officeooo:rsid="00208c1e"/>
    </style:style>
    <style:style style:name="T5" style:family="text">
      <style:text-properties officeooo:rsid="0024317f"/>
    </style:style>
    <style:style style:name="T6" style:family="text">
      <style:text-properties fo:language="en" fo:country="US" officeooo:rsid="002c9cfd"/>
    </style:style>
    <style:style style:name="T7" style:family="text">
      <style:text-properties fo:language="en" fo:country="US" officeooo:rsid="002e6115"/>
    </style:style>
    <style:style style:name="T8" style:family="text">
      <style:text-properties fo:language="en" fo:country="US" officeooo:rsid="002f0340"/>
    </style:style>
    <style:style style:name="T9" style:family="text">
      <style:text-properties fo:language="en" fo:country="US" officeooo:rsid="0030a059"/>
    </style:style>
    <style:style style:name="T10" style:family="text">
      <style:text-properties fo:language="en" fo:country="US" officeooo:rsid="00339368"/>
    </style:style>
    <style:style style:name="T11" style:family="text">
      <style:text-properties fo:language="en" fo:country="US" officeooo:rsid="00354af0"/>
    </style:style>
    <style:style style:name="T12" style:family="text">
      <style:text-properties fo:language="en" fo:country="US" officeooo:rsid="00326f6b"/>
    </style:style>
    <style:style style:name="T13" style:family="text">
      <style:text-properties fo:language="en" fo:country="US" officeooo:rsid="003f21d3"/>
    </style:style>
    <style:style style:name="T14" style:family="text">
      <style:text-properties fo:language="en" fo:country="US" officeooo:rsid="003f640c"/>
    </style:style>
    <style:style style:name="T15" style:family="text">
      <style:text-properties fo:language="en" fo:country="US" officeooo:rsid="0015cfea"/>
    </style:style>
    <style:style style:name="T16" style:family="text">
      <style:text-properties fo:language="en" fo:country="US" officeooo:rsid="0041e361"/>
    </style:style>
    <style:style style:name="T17" style:family="text">
      <style:text-properties fo:language="en" fo:country="US" style:text-underline-style="none"/>
    </style:style>
    <style:style style:name="T18" style:family="text">
      <style:text-properties officeooo:rsid="0025df64"/>
    </style:style>
    <style:style style:name="T19" style:family="text">
      <style:text-properties officeooo:rsid="0027016a"/>
    </style:style>
    <style:style style:name="T20" style:family="text">
      <style:text-properties officeooo:rsid="00296c85"/>
    </style:style>
    <style:style style:name="T21" style:family="text">
      <style:text-properties officeooo:rsid="002ac4b6"/>
    </style:style>
    <style:style style:name="T22" style:family="text">
      <style:text-properties officeooo:rsid="002c9cfd"/>
    </style:style>
    <style:style style:name="T23" style:family="text">
      <style:text-properties officeooo:rsid="002e6115"/>
    </style:style>
    <style:style style:name="T24" style:family="text">
      <style:text-properties officeooo:rsid="002f0340"/>
    </style:style>
    <style:style style:name="T25" style:family="text">
      <style:text-properties officeooo:rsid="0030a059"/>
    </style:style>
    <style:style style:name="T26" style:family="text">
      <style:text-properties officeooo:rsid="00326f6b"/>
    </style:style>
    <style:style style:name="T27" style:family="text">
      <style:text-properties officeooo:rsid="00354af0"/>
    </style:style>
    <style:style style:name="T2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9" style:family="text">
      <style:text-properties fo:font-style="italic" style:text-underline-style="solid" style:text-underline-width="auto" style:text-underline-color="font-color" officeooo:rsid="0024317f" style:font-style-asian="italic" style:font-style-complex="italic"/>
    </style:style>
    <style:style style:name="T30" style:family="text">
      <style:text-properties fo:font-style="italic" style:text-underline-style="solid" style:text-underline-width="auto" style:text-underline-color="font-color" officeooo:rsid="0050c243" style:font-style-asian="italic" style:font-style-complex="italic"/>
    </style:style>
    <style:style style:name="T31" style:family="text">
      <style:text-properties fo:font-style="italic" style:text-underline-style="solid" style:text-underline-width="auto" style:text-underline-color="font-color" officeooo:rsid="0015cfea" style:font-style-asian="italic" style:font-style-complex="italic"/>
    </style:style>
    <style:style style:name="T32" style:family="text">
      <style:text-properties fo:font-style="italic" style:text-underline-style="none" officeooo:rsid="0024317f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49e9fa" style:font-style-asian="italic" style:font-style-complex="italic"/>
    </style:style>
    <style:style style:name="T35" style:family="text">
      <style:text-properties fo:font-style="italic" officeooo:rsid="0024317f" style:font-style-asian="italic" style:font-style-complex="italic"/>
    </style:style>
    <style:style style:name="T36" style:family="text">
      <style:text-properties fo:font-style="italic" officeooo:rsid="004fc0d3" style:font-style-asian="italic" style:font-style-complex="italic"/>
    </style:style>
    <style:style style:name="T37" style:family="text">
      <style:text-properties fo:font-style="italic" officeooo:rsid="0050c243" style:font-style-asian="italic" style:font-style-complex="italic"/>
    </style:style>
    <style:style style:name="T38" style:family="text">
      <style:text-properties officeooo:rsid="0036f4c2"/>
    </style:style>
    <style:style style:name="T39" style:family="text">
      <style:text-properties fo:font-style="normal" style:text-underline-style="none" officeooo:rsid="0030a059" style:font-style-asian="normal" style:font-style-complex="normal"/>
    </style:style>
    <style:style style:name="T40" style:family="text">
      <style:text-properties fo:font-style="normal" style:text-underline-style="none" officeooo:rsid="003f640c" style:font-style-asian="normal" style:font-style-complex="normal"/>
    </style:style>
    <style:style style:name="T41" style:family="text">
      <style:text-properties fo:font-style="normal" style:text-underline-style="none" officeooo:rsid="003ff64b" style:font-style-asian="normal" style:font-style-complex="normal"/>
    </style:style>
    <style:style style:name="T42" style:family="text">
      <style:text-properties fo:font-style="normal" style:text-underline-style="none" officeooo:rsid="0050c243" style:font-style-asian="normal" style:font-style-complex="normal"/>
    </style:style>
    <style:style style:name="T43" style:family="text">
      <style:text-properties fo:font-style="normal" officeooo:rsid="004c10b4" style:font-style-asian="normal" style:font-style-complex="normal"/>
    </style:style>
    <style:style style:name="T44" style:family="text">
      <style:text-properties fo:font-style="normal" officeooo:rsid="0050c243" style:font-style-asian="normal" style:font-style-complex="normal"/>
    </style:style>
    <style:style style:name="T45" style:family="text">
      <style:text-properties fo:font-style="normal" style:text-underline-style="solid" style:text-underline-width="auto" style:text-underline-color="font-color" officeooo:rsid="0050c243" style:font-style-asian="normal" style:font-style-complex="normal"/>
    </style:style>
    <style:style style:name="T46" style:family="text">
      <style:text-properties officeooo:rsid="0038078c"/>
    </style:style>
    <style:style style:name="T47" style:family="text">
      <style:text-properties officeooo:rsid="00386869"/>
    </style:style>
    <style:style style:name="T48" style:family="text">
      <style:text-properties officeooo:rsid="003980d6"/>
    </style:style>
    <style:style style:name="T49" style:family="text">
      <style:text-properties officeooo:rsid="003a5d9e"/>
    </style:style>
    <style:style style:name="T50" style:family="text">
      <style:text-properties officeooo:rsid="0041e361"/>
    </style:style>
    <style:style style:name="T51" style:family="text">
      <style:text-properties officeooo:rsid="00493ede"/>
    </style:style>
    <style:style style:name="T52" style:family="text">
      <style:text-properties officeooo:rsid="0049e9fa"/>
    </style:style>
    <style:style style:name="T53" style:family="text">
      <style:text-properties fo:color="#ff0000" fo:font-style="normal" style:text-underline-style="none" officeooo:rsid="0036f4c2" style:font-style-asian="normal" style:font-style-complex="normal"/>
    </style:style>
    <style:style style:name="T54" style:family="text">
      <style:text-properties fo:color="#ff0000" fo:font-style="normal" style:text-underline-style="none" officeooo:rsid="0030a059" style:font-style-asian="normal" style:font-style-complex="normal"/>
    </style:style>
    <style:style style:name="T55" style:family="text">
      <style:text-properties fo:color="#ff0000" fo:font-style="normal" style:text-underline-style="none" officeooo:rsid="0024317f" style:font-style-asian="normal" style:font-style-complex="normal"/>
    </style:style>
    <style:style style:name="T56" style:family="text">
      <style:text-properties fo:color="#ff0000" fo:font-style="normal" style:text-underline-style="none" officeooo:rsid="005137c0" style:font-style-asian="normal" style:font-style-complex="normal"/>
    </style:style>
    <style:style style:name="T57" style:family="text">
      <style:text-properties fo:color="#ff0000" fo:font-style="normal" style:text-underline-style="solid" style:text-underline-width="auto" style:text-underline-color="font-color" officeooo:rsid="005137c0" style:font-style-asian="normal" style:font-style-complex="normal"/>
    </style:style>
    <style:style style:name="T58" style:family="text">
      <style:text-properties fo:color="#ff0000" fo:font-style="italic" style:text-underline-style="none" officeooo:rsid="0024317f" style:font-style-asian="italic" style:font-style-complex="italic"/>
    </style:style>
    <style:style style:name="T59" style:family="text">
      <style:text-properties fo:color="#ff0000" fo:font-style="italic" style:text-underline-style="none" officeooo:rsid="005137c0" style:font-style-asian="italic" style:font-style-complex="italic"/>
    </style:style>
    <style:style style:name="T60" style:family="text">
      <style:text-properties fo:color="#ff0000" fo:font-style="italic" style:text-underline-style="solid" style:text-underline-width="auto" style:text-underline-color="font-color" officeooo:rsid="0024317f" style:font-style-asian="italic" style:font-style-complex="italic"/>
    </style:style>
    <style:style style:name="T61" style:family="text">
      <style:text-properties fo:color="#ff0000" fo:font-style="italic" style:text-underline-style="solid" style:text-underline-width="auto" style:text-underline-color="font-color" officeooo:rsid="005137c0" style:font-style-asian="italic" style:font-style-complex="italic"/>
    </style:style>
    <style:style style:name="T62" style:family="text">
      <style:text-properties fo:color="#000000" fo:font-style="normal" officeooo:rsid="004c10b4" style:font-style-asian="normal" style:font-style-complex="normal"/>
    </style:style>
    <style:style style:name="T63" style:family="text">
      <style:text-properties fo:color="#000000" fo:font-style="normal" officeooo:rsid="0015cfea" style:font-style-asian="normal" style:font-style-complex="normal"/>
    </style:style>
    <style:style style:name="T64" style:family="text">
      <style:text-properties fo:color="#000000" fo:font-style="normal" officeooo:rsid="0050c243" style:font-style-asian="normal" style:font-style-complex="normal"/>
    </style:style>
    <style:style style:name="T65" style:family="text">
      <style:text-properties fo:color="#000000" fo:font-style="normal" officeooo:rsid="00583121" style:font-style-asian="normal" style:font-style-complex="normal"/>
    </style:style>
    <style:style style:name="T66" style:family="text">
      <style:text-properties fo:color="#000000" fo:font-style="normal" officeooo:rsid="0059acdc" style:font-style-asian="normal" style:font-style-complex="normal"/>
    </style:style>
    <style:style style:name="T67" style:family="text">
      <style:text-properties fo:color="#000000" fo:font-style="normal" style:text-underline-style="solid" style:text-underline-width="auto" style:text-underline-color="font-color" officeooo:rsid="0050c243" style:font-style-asian="normal" style:font-style-complex="normal"/>
    </style:style>
    <style:style style:name="T68" style:family="text">
      <style:text-properties fo:color="#000000" fo:font-style="normal" style:text-underline-style="none" officeooo:rsid="0050c243" style:font-style-asian="normal" style:font-style-complex="normal"/>
    </style:style>
    <style:style style:name="T69" style:family="text">
      <style:text-properties fo:color="#000000" fo:font-style="normal" style:text-underline-style="none" officeooo:rsid="0015cfea" style:font-style-asian="normal" style:font-style-complex="normal"/>
    </style:style>
    <style:style style:name="T70" style:family="text">
      <style:text-properties fo:color="#000000" fo:font-style="normal" style:text-underline-style="none" officeooo:rsid="002f0340" style:font-style-asian="normal" style:font-style-complex="normal"/>
    </style:style>
    <style:style style:name="T71" style:family="text">
      <style:text-properties fo:color="#000000" fo:font-style="italic" officeooo:rsid="0024317f" style:font-style-asian="italic" style:font-style-complex="italic"/>
    </style:style>
    <style:style style:name="T72" style:family="text">
      <style:text-properties fo:color="#000000" fo:font-style="italic" style:text-underline-style="solid" style:text-underline-width="auto" style:text-underline-color="font-color" officeooo:rsid="0024317f" style:font-style-asian="italic" style:font-style-complex="italic"/>
    </style:style>
    <style:style style:name="T73" style:family="text">
      <style:text-properties fo:color="#000000" fo:font-style="italic" style:text-underline-style="solid" style:text-underline-width="auto" style:text-underline-color="font-color" officeooo:rsid="0015cfea" style:font-style-asian="italic" style:font-style-complex="italic"/>
    </style:style>
    <style:style style:name="T74" style:family="text">
      <style:text-properties fo:color="#000000" fo:font-style="italic" style:text-underline-style="none" officeooo:rsid="0024317f" style:font-style-asian="italic" style:font-style-complex="italic"/>
    </style:style>
    <style:style style:name="T75" style:family="text">
      <style:text-properties officeooo:rsid="004c77cd"/>
    </style:style>
    <style:style style:name="T76" style:family="text">
      <style:text-properties officeooo:rsid="004f0ec2"/>
    </style:style>
    <style:style style:name="T77" style:family="text">
      <style:text-properties officeooo:rsid="0050c243"/>
    </style:style>
    <style:style style:name="T78" style:family="text">
      <style:text-properties officeooo:rsid="0054b150"/>
    </style:style>
    <style:style style:name="T79" style:family="text">
      <style:text-properties officeooo:rsid="005cdc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roject thoughts</text:p>
      <text:h text:style-name="P24" text:outline-level="1"><text:span text:style-name="T3">What are the m</text:span><text:span text:style-name="T1">essages </text:span><text:span text:style-name="T3">used in the protocol</text:span><text:span text:style-name="T1">?</text:span></text:h>
      <text:p text:style-name="P23"><text:span text:style-name="T1">Question : <text:tab/>G</text:span><text:span text:style-name="T24">ET_RESOURCE </text:span><text:span text:style-name="T51">+ </text:span><text:span text:style-name="T78">{{</text:span><text:span text:style-name="T51">ressource_name</text:span><text:span text:style-name="T78">}}</text:span><text:span text:style-name="T24"> </text:span><text:span text:style-name="T1">+ </text:span><text:span text:style-name="T77">{{</text:span><text:span text:style-name="T31">Clock</text:span><text:span text:style-name="T42">}}</text:span></text:p>
      <text:p text:style-name="P18">Answer : <text:tab/><text:span text:style-name="T76">I_</text:span>D<text:span text:style-name="T25">O_NOT_HAVE_IT </text:span><text:span text:style-name="T24"><text:s/></text:span>+ <text:span text:style-name="T77">{{</text:span><text:span text:style-name="T28">Clock</text:span><text:span text:style-name="T42">}}</text:span></text:p>
      <text:p text:style-name="P23"><text:span text:style-name="T1"><text:tab/><text:tab/></text:span><text:span text:style-name="T4">OK</text:span><text:span text:style-name="T1">_</text:span><text:span text:style-name="T25">IT_IS_YOURS</text:span><text:span text:style-name="T70"> </text:span><text:span text:style-name="T69">+ </text:span><text:span text:style-name="T68">{{</text:span><text:span text:style-name="T73">Clock</text:span><text:span text:style-name="T68">}}</text:span></text:p>
      <text:p text:style-name="P13"/>
      <text:p text:style-name="P18">Question :<text:tab/>F<text:span text:style-name="T24">REE_RESOURCE </text:span><text:span text:style-name="T51">+ </text:span><text:span text:style-name="T78">{{</text:span><text:span text:style-name="T51">ressource_name</text:span><text:span text:style-name="T78">}}</text:span><text:span text:style-name="T24"> </text:span>+ <text:span text:style-name="T77">{{</text:span><text:span text:style-name="T28">Clock</text:span><text:span text:style-name="T42">}}</text:span></text:p>
      <text:p text:style-name="P18">Answer :<text:tab/>I_<text:span text:style-name="T25">DO_NOT_HAVE_IT</text:span><text:span text:style-name="T24"> </text:span>+ <text:span text:style-name="T77">{{</text:span><text:span text:style-name="T28">Clock</text:span><text:span text:style-name="T42">}}</text:span></text:p>
      <text:p text:style-name="P23"><text:span text:style-name="T1"><text:tab/><text:tab/></text:span><text:span text:style-name="T4">OK</text:span><text:span text:style-name="T1">_</text:span><text:span text:style-name="T25">IT_IS_NOT_YOURS_ANYMORE</text:span><text:span text:style-name="T24"> </text:span><text:span text:style-name="T1">+ </text:span><text:span text:style-name="T77">{{</text:span><text:span text:style-name="T31">Clock</text:span><text:span text:style-name="T42">}}</text:span></text:p>
      <text:p text:style-name="P13"/>
      <text:p text:style-name="P18">Question :<text:tab/><text:span text:style-name="T24">JOIN</text:span><text:span text:style-name="T25">{{</text:span><text:span text:style-name="T19">Participant_Me.to_string()</text:span><text:span text:style-name="T25">}}</text:span><text:span text:style-name="T24"> </text:span>+ <text:span text:style-name="T77">{{</text:span><text:span text:style-name="T28">Clock</text:span><text:span text:style-name="T42">}}</text:span></text:p>
      <text:p text:style-name="P18">Answer :<text:tab/><text:span text:style-name="T5">OK_</text:span><text:span text:style-name="T25">I_ADD_YOU</text:span><text:span text:style-name="T24"> </text:span>+ <text:span text:style-name="T77">{{</text:span><text:span text:style-name="T28">Clock</text:span><text:span text:style-name="T42">}}</text:span></text:p>
      <text:p text:style-name="P18"><text:span text:style-name="T5"><text:tab/><text:tab/>N</text:span><text:span text:style-name="T25">O_WE_DO_NOT_LIKE_YO</text:span><text:span text:style-name="T47">U</text:span><text:span text:style-name="T24"> </text:span>+ <text:span text:style-name="T77">{{</text:span><text:span text:style-name="T28">Clock</text:span><text:span text:style-name="T42">}}</text:span></text:p>
      <text:p text:style-name="P3"/>
      <text:p text:style-name="P16"><text:span text:style-name="T5">Question</text:span> :<text:tab/><text:span text:style-name="T24">GET_PARTICIPANTS </text:span>+ <text:span text:style-name="T77">{{</text:span><text:span text:style-name="T28">Clock</text:span><text:span text:style-name="T42">}}</text:span></text:p>
      <text:p text:style-name="P17"><text:span text:style-name="T5">Answer</text:span> :<text:tab/><text:span text:style-name="T26">PARTICIPANTS </text:span><text:span text:style-name="T79">+ </text:span><text:span text:style-name="T26">{{</text:span><text:span text:style-name="T18">Participants_List.to_string()</text:span><text:span text:style-name="T26">}} </text:span>+ <text:span text:style-name="T77">{{</text:span><text:span text:style-name="T28">Clock</text:span><text:span text:style-name="T42">}}</text:span></text:p>
      <text:p text:style-name="P4"/>
      <text:p text:style-name="P1"><text:span text:style-name="T5">Question</text:span> :<text:tab/><text:span text:style-name="T24">GET_</text:span><text:span text:style-name="T38">CRITICAL_REGION </text:span><text:span text:style-name="T52">+ </text:span><text:span text:style-name="T77">{{</text:span><text:span text:style-name="T34">cr_</text:span><text:span text:style-name="T36">cell</text:span><text:span text:style-name="T44">}}</text:span><text:span text:style-name="T25"> </text:span>+ <text:span text:style-name="T77">{{</text:span><text:span text:style-name="T28">Clock</text:span><text:span text:style-name="T42">}}</text:span></text:p>
      <text:p text:style-name="P21"><text:span text:style-name="T32">Answer :<text:tab/></text:span><text:span text:style-name="T53">CRITICAL_REGION</text:span><text:span text:style-name="T54"> _</text:span><text:span text:style-name="T53">LIST</text:span><text:span text:style-name="T54"> </text:span><text:span text:style-name="T58">+ </text:span><text:span text:style-name="T56">{{</text:span><text:span text:style-name="T60">Clock</text:span><text:span text:style-name="T56">}}</text:span></text:p>
      <text:p text:style-name="P19"><text:span text:style-name="T35"><text:tab/><text:tab/></text:span><text:span text:style-name="T43">OK</text:span><text:span text:style-name="T62"> </text:span><text:span text:style-name="T63">+ </text:span><text:span text:style-name="T64">{{</text:span><text:span text:style-name="T73">Clock</text:span><text:span text:style-name="T64">}}</text:span></text:p>
      <text:p text:style-name="P20"><text:span text:style-name="T64"><text:tab/><text:tab/></text:span><text:span text:style-name="T66">BAD_FORMAT</text:span><text:span text:style-name="T62"> </text:span><text:span text:style-name="T63">+ </text:span><text:span text:style-name="T64">{{</text:span><text:span text:style-name="T73">Clock</text:span><text:span text:style-name="T64">}}</text:span></text:p>
      <text:p text:style-name="P14"><text:s/></text:p>
      <text:p text:style-name="P15">Question :<text:tab/>F<text:span text:style-name="T24">REE_</text:span><text:span text:style-name="T52">CRITICAL_REGION + </text:span><text:span text:style-name="T77">{{</text:span><text:span text:style-name="T34">cr_</text:span><text:span text:style-name="T36">cell</text:span><text:span text:style-name="T44">}} </text:span><text:span text:style-name="T33">+ </text:span><text:span text:style-name="T44">{{</text:span><text:span text:style-name="T28">Clock</text:span><text:span text:style-name="T42">}}</text:span></text:p>
      <text:p text:style-name="P21"><text:span text:style-name="T1">Answer :<text:tab/></text:span><text:span text:style-name="T53">CRITICAL_REGION</text:span><text:span text:style-name="T54"> _</text:span><text:span text:style-name="T53">LIST</text:span><text:span text:style-name="T54"> </text:span><text:span text:style-name="T58">+ </text:span><text:span text:style-name="T56">{{</text:span><text:span text:style-name="T60">Clock</text:span><text:span text:style-name="T56">}}</text:span></text:p>
      <text:p text:style-name="P22"><text:span text:style-name="T55"><text:tab/><text:tab/></text:span><text:span text:style-name="T75">OK </text:span><text:span text:style-name="T1">+ </text:span><text:span text:style-name="T77">{{</text:span><text:span text:style-name="T31">Clock</text:span><text:span text:style-name="T42">}}</text:span></text:p>
      <text:p text:style-name="P20"><text:span text:style-name="T64"><text:tab/><text:tab/></text:span><text:span text:style-name="T66">BAD_FORMAT</text:span><text:span text:style-name="T62"> </text:span><text:span text:style-name="T63">+ </text:span><text:span text:style-name="T64">{{</text:span><text:span text:style-name="T73">Clock</text:span><text:span text:style-name="T64">}}</text:span></text:p>
      <text:p text:style-name="P14"><text:span text:style-name="T29"/></text:p>
      <text:h text:style-name="P25" text:outline-level="1"><text:span text:style-name="T1">How to </text:span><text:span text:style-name="T2">start a critical region</text:span><text:span text:style-name="T1"> ?</text:span></text:h>
      <text:p text:style-name="P7"><text:span text:style-name="T47">Send to all that you want the critical region with your clock. Everyone answers with the corresponding critical region list. The list is computed thanks to an order</text:span><text:span text:style-name="T48">ed relation</text:span><text:span text:style-name="T47"> : clock and then </text:span><text:span text:style-name="T48">PID</text:span><text:span text:style-name="T47"> i</text:span><text:span text:style-name="T48">n</text:span><text:span text:style-name="T47"> case of </text:span><text:span text:style-name="T49">equality.</text:span></text:p>
      <text:h text:style-name="P26" text:outline-level="1">How to get a resource ?</text:h>
      <text:p text:style-name="P8"/>
      <text:h text:style-name="P27" text:outline-level="1"><text:span text:style-name="T1">How</text:span><text:span text:style-name="T2"> </text:span><text:span text:style-name="T20">should a </text:span><text:span text:style-name="T21">Participant be sent over the net</text:span><text:span text:style-name="T1"> ?</text:span></text:h>
      <text:p text:style-name="P10">PID//<text:span text:style-name="T50">PORT//</text:span> resource1;;resource2;;resource3</text:p>
      <text:h text:style-name="P28" text:outline-level="1"><text:span text:style-name="T1">How</text:span><text:span text:style-name="T2"> </text:span><text:span text:style-name="T20">should a </text:span><text:span text:style-name="T22">list of </text:span><text:span text:style-name="T21">Participant be sent over the net</text:span><text:span text:style-name="T1"> ?</text:span></text:h>
      <text:p text:style-name="P9">PID1//<text:span text:style-name="T50">PORT//</text:span>resource1;;resource2;;resource3:::PID2//<text:span text:style-name="T50">PORT//</text:span>resource1;;resource2;;resource3</text:p>
      <text:h text:style-name="P29" text:outline-level="1"><text:span text:style-name="T1">How</text:span><text:span text:style-name="T2"> </text:span><text:span text:style-name="T46">to make the</text:span><text:span text:style-name="T23"> Join Request be made</text:span><text:span text:style-name="T1"> ?</text:span></text:h>
      <text:p text:style-name="P11"><text:span text:style-name="T7">Message : </text:span><text:span text:style-name="T8">JOIN</text:span><text:span text:style-name="T9">{{</text:span><text:span text:style-name="T6">PID//</text:span><text:span text:style-name="T16">PORT//</text:span><text:span text:style-name="T6">resource1;;resource2;;resource3</text:span><text:span text:style-name="T10">}} </text:span></text:p>
      <text:h text:style-name="P30" text:outline-level="1"><text:soft-page-break/><text:span text:style-name="T1">How</text:span><text:span text:style-name="T2"> </text:span><text:span text:style-name="T46">to answer to</text:span><text:span text:style-name="T20"> </text:span><text:span text:style-name="T23">the </text:span><text:span text:style-name="T27">Participant</text:span><text:span text:style-name="T23"> </text:span><text:span text:style-name="T27">request</text:span><text:span text:style-name="T1"> ?</text:span></text:h>
      <text:p text:style-name="P6"><text:span text:style-name="T7">Message : </text:span><text:span text:style-name="T11">GET_PARTICIPANTS </text:span></text:p>
      <text:p text:style-name="P11"><text:span text:style-name="T11">Answer : </text:span><text:span text:style-name="T12">PARTICIPANTS{{</text:span><text:span text:style-name="T6">PID1 //</text:span><text:span text:style-name="T16"> PORT //</text:span><text:span text:style-name="T6"> resource1;;resource2;;resource3:::PID2//</text:span><text:span text:style-name="T16">PORT//</text:span><text:span text:style-name="T6"> resource1;;resource2;;resource3</text:span><text:span text:style-name="T12">}}</text:span></text:p>
      <text:h text:style-name="Heading_20_1" text:outline-level="1"><text:span text:style-name="T13">How to </text:span><text:span text:style-name="T14">answer the critical region request</text:span><text:span text:style-name="T15"> ?</text:span></text:h>
      <text:p text:style-name="P2"><text:span text:style-name="T5">Question</text:span> :<text:tab/><text:span text:style-name="T24">GET_</text:span><text:span text:style-name="T38">CRITICAL_REGION</text:span><text:span text:style-name="T25"> </text:span>+ <text:span text:style-name="T28">Clock</text:span></text:p>
      <text:p text:style-name="P5"><text:span text:style-name="T32">Answer :<text:tab/></text:span><text:span text:style-name="T40">{{ PID // CLOCK:::PID2</text:span><text:span text:style-name="T41"> //</text:span><text:span text:style-name="T40"> CLOCK2}}</text:span><text:span text:style-name="T39"> </text:span><text:span text:style-name="T32">+ </text:span><text:span text:style-name="T29">Cloc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mabille</meta:initial-creator>
    <meta:creation-date>2013-11-07T09:23:22</meta:creation-date>
    <dc:date>2013-11-11T15:09:08</dc:date>
    <dc:creator>gabriel mabille</dc:creator>
    <meta:editing-duration>PT10H36M15S</meta:editing-duration>
    <meta:editing-cycles>72</meta:editing-cycles>
    <meta:generator>LibreOffice/4.0.2.2$Linux_X86_64 LibreOffice_project/400m0$Build-2</meta:generator>
    <meta:document-statistic meta:table-count="0" meta:image-count="0" meta:object-count="0" meta:page-count="2" meta:paragraph-count="37" meta:word-count="233" meta:character-count="1753" meta:non-whitespace-character-count="1536"/>
  </office:meta>
</office:document-meta>
</file>